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0064"/>
    </style:style>
    <style:style style:name="P2" style:family="paragraph" style:parent-style-name="Standard">
      <style:text-properties officeooo:paragraph-rsid="0014aa53"/>
    </style:style>
    <style:style style:name="P3" style:family="paragraph" style:parent-style-name="Standard">
      <style:text-properties officeooo:rsid="001193f3" officeooo:paragraph-rsid="001193f3"/>
    </style:style>
    <style:style style:name="P4" style:family="paragraph" style:parent-style-name="Standard" style:list-style-name="L1">
      <style:text-properties officeooo:rsid="001193f3" officeooo:paragraph-rsid="001193f3"/>
    </style:style>
    <style:style style:name="P5" style:family="paragraph" style:parent-style-name="Standard">
      <style:text-properties officeooo:rsid="001193f3" officeooo:paragraph-rsid="0014aa53"/>
    </style:style>
    <style:style style:name="P6" style:family="paragraph" style:parent-style-name="Standard">
      <style:text-properties officeooo:rsid="001258c4" officeooo:paragraph-rsid="001258c4"/>
    </style:style>
    <style:style style:name="P7" style:family="paragraph" style:parent-style-name="Standard" style:list-style-name="L1">
      <style:text-properties officeooo:rsid="001258c4" officeooo:paragraph-rsid="001258c4"/>
    </style:style>
    <style:style style:name="P8" style:family="paragraph" style:parent-style-name="Standard" style:list-style-name="L1">
      <style:text-properties officeooo:rsid="001258c4" officeooo:paragraph-rsid="00134055"/>
    </style:style>
    <style:style style:name="P9" style:family="paragraph" style:parent-style-name="Standard" style:list-style-name="L1">
      <style:text-properties officeooo:rsid="001258c4" officeooo:paragraph-rsid="00163160"/>
    </style:style>
    <style:style style:name="P10" style:family="paragraph" style:parent-style-name="Standard">
      <style:text-properties officeooo:rsid="001258c4" officeooo:paragraph-rsid="00134055"/>
    </style:style>
    <style:style style:name="P11" style:family="paragraph" style:parent-style-name="Standard">
      <style:text-properties officeooo:rsid="001258c4" officeooo:paragraph-rsid="00163160"/>
    </style:style>
    <style:style style:name="P12" style:family="paragraph" style:parent-style-name="Standard" style:list-style-name="L1">
      <style:text-properties officeooo:paragraph-rsid="001258c4"/>
    </style:style>
    <style:style style:name="P13" style:family="paragraph" style:parent-style-name="Standard" style:list-style-name="L1">
      <style:text-properties officeooo:rsid="00134055" officeooo:paragraph-rsid="00134055"/>
    </style:style>
    <style:style style:name="P14" style:family="paragraph" style:parent-style-name="Standard" style:list-style-name="L1">
      <style:text-properties officeooo:rsid="00134055" officeooo:paragraph-rsid="0013e634"/>
    </style:style>
    <style:style style:name="P15" style:family="paragraph" style:parent-style-name="Standard" style:list-style-name="L1">
      <style:text-properties officeooo:rsid="0013e634" officeooo:paragraph-rsid="0013e634"/>
    </style:style>
    <style:style style:name="P16" style:family="paragraph" style:parent-style-name="Standard">
      <style:text-properties officeooo:rsid="0014aa53" officeooo:paragraph-rsid="0014aa53"/>
    </style:style>
    <style:style style:name="P17" style:family="paragraph" style:parent-style-name="Standard" style:list-style-name="L1">
      <style:text-properties officeooo:rsid="00163160" officeooo:paragraph-rsid="00163160"/>
    </style:style>
    <style:style style:name="P18" style:family="paragraph" style:parent-style-name="Standard" style:list-style-name="L1">
      <style:text-properties officeooo:rsid="00195bd0" officeooo:paragraph-rsid="00195bd0"/>
    </style:style>
    <style:style style:name="P19" style:family="paragraph" style:parent-style-name="Standard" style:list-style-name="L1">
      <style:text-properties officeooo:rsid="00180064" officeooo:paragraph-rsid="00180064"/>
    </style:style>
    <style:style style:name="P20" style:family="paragraph" style:parent-style-name="Standard">
      <style:text-properties officeooo:rsid="00180064" officeooo:paragraph-rsid="00180064"/>
    </style:style>
    <style:style style:name="P21" style:family="paragraph" style:parent-style-name="Standard" style:list-style-name="L1">
      <style:text-properties officeooo:rsid="001966f2" officeooo:paragraph-rsid="001966f2"/>
    </style:style>
    <style:style style:name="P22" style:family="paragraph" style:parent-style-name="Heading_20_1">
      <style:text-properties officeooo:rsid="001258c4"/>
    </style:style>
    <style:style style:name="P23" style:family="paragraph" style:parent-style-name="Heading_20_1">
      <style:paragraph-properties fo:break-before="page"/>
      <style:text-properties officeooo:paragraph-rsid="0014aa53"/>
    </style:style>
    <style:style style:name="P24" style:family="paragraph" style:parent-style-name="Preformatted_20_Text">
      <style:paragraph-properties fo:margin-top="0cm" fo:margin-bottom="0.499cm" style:contextual-spacing="false" fo:padding="0cm" fo:border="none"/>
      <style:text-properties officeooo:rsid="0014aa53" officeooo:paragraph-rsid="0014aa53"/>
    </style:style>
    <style:style style:name="P25" style:family="paragraph" style:parent-style-name="Preformatted_20_Text">
      <style:paragraph-properties fo:margin-top="0cm" fo:margin-bottom="0.499cm" style:contextual-spacing="false" fo:padding="0cm" fo:border="none"/>
      <style:text-properties officeooo:rsid="001258c4" officeooo:paragraph-rsid="0014aa53"/>
    </style:style>
    <style:style style:name="T1" style:family="text">
      <style:text-properties officeooo:rsid="001258c4"/>
    </style:style>
    <style:style style:name="T2" style:family="text">
      <style:text-properties officeooo:rsid="00134055"/>
    </style:style>
    <style:style style:name="T3" style:family="text">
      <style:text-properties officeooo:rsid="0014aa53"/>
    </style:style>
    <style:style style:name="T4" style:family="text">
      <style:text-properties officeooo:rsid="00163160"/>
    </style:style>
    <style:style style:name="T5" style:family="text">
      <style:text-properties officeooo:rsid="00180064"/>
    </style:style>
    <style:style style:name="T6" style:family="text">
      <style:text-properties officeooo:rsid="00195bd0"/>
    </style:style>
    <style:style style:name="T7" style:family="text">
      <style:text-properties officeooo:rsid="001a16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22" text:outline-level="1">Slide 1 :</text:h>
      <text:p text:style-name="P3"/>
      <text:p text:style-name="P6">JS est un langage de script incorporé dans un document HTML. Ce langage permet d'améliorer le langage HTML en permettant d’exécuter des commandes du cotes client, c'est a dire au niveau du navigateur. Il n' a pas besoin d’être compiler, il est exécuter par le navigateur. (attention au diff. navigateurs)</text:p>
      <text:list xml:id="list7908983666093195663" text:style-name="L1">
        <text:list-header>
          <text:p text:style-name="P4"/>
        </text:list-header>
        <text:list-item>
          <text:p text:style-name="P4">Ou se situe le code JS</text:p>
          <text:list>
            <text:list-header>
              <text:p text:style-name="P7">- Le code js peut s'insérer directement dans le code HTML, </text:p>
              <text:p text:style-name="P7">entre balise &lt;script type= « text/javascript »&gt;</text:p>
              <text:p text:style-name="P7">- Il peut également se situé dans fichier externe avec l'extension .js et être appelé par la balise : &lt;script type= « text/javascript » src=  « URIduDoc.js »&gt;</text:p>
              <text:p text:style-name="P7"/>
            </text:list-header>
          </text:list>
        </text:list-item>
        <text:list-item>
          <text:p text:style-name="P7">Les éléments du langage</text:p>
          <text:list>
            <text:list-header>
              <text:p text:style-name="P12"><text:span text:style-name="T1">- </text:span><text:span text:style-name="T2">Les éléments de base du langage sont très ressemblant à Java.</text:span></text:p>
              <text:list>
                <text:list-header>
                  <text:p text:style-name="P13">Commentaires //, /* */</text:p>
                  <text:p text:style-name="P13">Affectations =</text:p>
                  <text:p text:style-name="P13">Opérateurs idem java (calcul, affectation, incrémentation, comparaison, logiques, etc...)</text:p>
                  <text:p text:style-name="P13">Structures de contrôle idem java (if...else... , for, while, switch...case)</text:p>
                </text:list-header>
              </text:list>
            </text:list-header>
          </text:list>
        </text:list-item>
      </text:list>
      <text:p text:style-name="P6"><text:tab/></text:p>
      <text:list xml:id="list32641754" text:continue-numbering="true" text:style-name="L1">
        <text:list-item>
          <text:p text:style-name="P12"><text:span text:style-name="T1">Les </text:span><text:span text:style-name="T2">variables</text:span></text:p>
          <text:list>
            <text:list-header>
              <text:p text:style-name="P14">- Identification diff entre Maj et Minuscule</text:p>
              <text:p text:style-name="P15">- Faiblement typé</text:p>
              <text:p text:style-name="P15">- decla explicite : var toto = « marc »</text:p>
              <text:p text:style-name="P15">- decla implicite : toto = « marc »</text:p>
              <text:p text:style-name="P15">- Les tableaux var monTableau = new array(5)</text:p>
              <text:p text:style-name="P15">- objet tableau : méthodes insérer, supprimer, trier.</text:p>
              <text:p text:style-name="P15"/>
            </text:list-header>
          </text:list>
        </text:list-item>
        <text:list-item>
          <text:p text:style-name="P8">Les événements déclencheur</text:p>
        </text:list-item>
      </text:list>
      <text:p text:style-name="P10"/>
      <text:p text:style-name="P2"><text:span text:style-name="T1"><text:tab/>Les événements sont des actions de l'utilisateur, qui vont pouvoir donner <text:line-break/>lieu à une interactivité. </text:span><text:span text:style-name="T3">Le HTML ne gère que le clic de la souris alors que JS peut réagir à tous les événements déclencher par l'utilisateur (onFocus, onMouseover, onSubmit,etc...) ou le comportement du navigateur (onLoad, onAbort, onUnload, onResize).</text:span></text:p>
      <text:p text:style-name="P6"/>
      <text:p text:style-name="P16">Associé un événement à une fonction : </text:p>
      <text:p text:style-name="P24">&lt;img src='une_image.jpg ' onclick='nom_de_lafonction(parametre1,parametre2)' /&gt;</text:p>
      <text:p text:style-name="P16">Associé un événement à plusieurs fonctions :</text:p>
      <text:p text:style-name="P24">&lt;img src='une_image.jpg' onclick='fonction1() ; fonction2() ; fonction3()' /&gt;</text:p>
      <text:p text:style-name="P16">Associé un événement à une fonction dynamiquement :</text:p>
      <text:p text:style-name="P24">document.getElementById('mon_element').onclick=nom_de_la_fonction</text:p>
      <text:p text:style-name="P25"/>
      <text:h text:style-name="P23" text:outline-level="1"><text:span text:style-name="T1">Slide </text:span><text:span text:style-name="T3">2</text:span><text:span text:style-name="T1"> :</text:span></text:h>
      <text:p text:style-name="P5"/>
      <text:list xml:id="list32645392" text:continue-numbering="true" text:style-name="L1">
        <text:list-item>
          <text:p text:style-name="P12"><text:span text:style-name="T1">Les </text:span><text:span text:style-name="T4">fonctions</text:span></text:p>
          <text:p text:style-name="P17">Comme nous l'avons aperçu avec les événements, JS permet de définir des fonctions. Il existe 2 types de fonctions :</text:p>
          <text:p text:style-name="P17">- Fonctions prédéfinis : Eval, parseFloat, parseInt, etc...)</text:p>
          <text:p text:style-name="P18">- Fonctions particulière d'affichage de boites de dialogue : Alert(), Confirm(), prompt()</text:p>
          <text:p text:style-name="P17">- Fonctions définis dans le document.</text:p>
          <text:p text:style-name="P17">Passage des paramètres par valeurs</text:p>
          <text:p text:style-name="P17">Return si nécessaire</text:p>
        </text:list-item>
      </text:list>
      <text:p text:style-name="P11"/>
      <text:list xml:id="list32648579" text:continue-numbering="true" text:style-name="L1">
        <text:list-item>
          <text:p text:style-name="P9">Les objets</text:p>
          <text:p text:style-name="P19">Comme nous l'avons vu avec les tableaux, JS est un langage orienté objet !!! Moins puissant que langage traditionnel comme Java ou C++, il permet tout de même de manipuler un grand nombres d'objets prédéfinis et même d'en créer.</text:p>
          <text:p text:style-name="P19">- Objets du noyau : Array, Boolean, Date, String, Math, RegExp,.</text:p>
          <text:p text:style-name="P19">- Objets du navigateur : navigator, window, location, history, document, etc..</text:p>
          <text:p text:style-name="P19"/>
          <text:p text:style-name="P19">- Création d'une classe : Elle se fait par l'intermédiaire d'une fonction :</text:p>
          <text:p text:style-name="P19">function ClassPersonne (No, Pr, Ag){</text:p>
        </text:list-item>
      </text:list>
      <text:p text:style-name="P20"><text:tab/><text:tab/>this.nom = No ;</text:p>
      <text:p text:style-name="P20"><text:tab/><text:tab/>this.prenom = Pr ;</text:p>
      <text:p text:style-name="P20"><text:tab/><text:tab/>this.age = Ag ;</text:p>
      <text:p text:style-name="P20"><text:tab/>}</text:p>
      <text:p text:style-name="P20"/>
      <text:p text:style-name="P1"><text:span text:style-name="T5"><text:tab/>var personne = new ClassPersonne (« Barais », « Olivier », </text:span><text:span text:style-name="T6">3</text:span><text:span text:style-name="T7">2</text:span><text:span text:style-name="T5">)</text:span></text:p>
      <text:list xml:id="list32631204" text:continue-numbering="true" text:style-name="L1">
        <text:list-header>
          <text:p text:style-name="P19"/>
        </text:list-header>
      </text:list>
      <text:p text:style-name="P20"/>
      <text:list xml:id="list32652486" text:continue-numbering="true" text:style-name="L1">
        <text:list-item>
          <text:p text:style-name="P17">Le DOM</text:p>
          <text:p text:style-name="P21">Data Object Model</text:p>
          <text:p text:style-name="P21">Lorsque le navigateur charge un document HTML il construit une structure donnée basées sur les balises. Chaque nœud est un objet qui possède des méthodes, des propriétés et des événements que JS peut utilisé. Il est aussi possible de modifier l'arbre dynamiquement. Le DOM est standardisé par le W3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08:13:21.17</meta:creation-date>
    <meta:generator>LibreOffice/4.0.5.2$Windows_x86 LibreOffice_project/5464147a081647a250913f19c0715bca595af2f</meta:generator>
    <dc:date>2013-10-01T12:49:52.62</dc:date>
    <meta:editing-duration>PT1H8M54S</meta:editing-duration>
    <meta:editing-cycles>8</meta:editing-cycles>
    <meta:print-date>2013-10-01T10:41:50.64</meta:print-date>
    <meta:document-statistic meta:table-count="0" meta:image-count="0" meta:object-count="0" meta:page-count="2" meta:paragraph-count="55" meta:word-count="539" meta:character-count="3190" meta:non-whitespace-character-count="2725"/>
  </office:meta>
</office:document-meta>
</file>